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BODY">
      <style:text-properties fo:color="#000000" style:font-name="Georgia" fo:font-size="10.5pt" fo:font-weight="normal" style:font-size-asian="10.5pt" style:font-weight-asian="normal" style:font-size-complex="10.5pt" style:font-weight-complex="normal"/>
    </style:style>
    <style:style style:name="P2" style:family="paragraph" style:parent-style-name="Title" style:master-page-name="Standard">
      <style:paragraph-properties style:page-number="auto"/>
      <style:text-properties style:font-name="Georgia" fo:font-size="14pt" fo:font-weight="bold" style:font-size-asian="14pt" style:font-weight-asian="bold" style:font-size-complex="14pt" style:font-weight-complex="bold"/>
    </style:style>
    <style:style style:name="P3" style:family="paragraph" style:parent-style-name="Standard">
      <style:text-properties style:font-name="Georgia" fo:font-size="10.5pt" style:font-size-asian="10.5pt" style:font-size-complex="10.5pt"/>
    </style:style>
    <style:style style:name="P4" style:family="paragraph" style:parent-style-name="Standard">
      <style:paragraph-properties fo:text-align="center" style:justify-single-word="false"/>
      <style:text-properties style:font-name="Georgia" fo:font-size="10.5pt" style:font-size-asian="10.5pt" style:font-size-complex="10.5pt"/>
    </style:style>
    <style:style style:name="T1" style:family="text">
      <style:text-properties fo:font-weight="bold" style:font-weight-asian="bold" style:font-weight-complex="bold"/>
    </style:style>
    <style:style style:name="T2" style:family="text">
      <style:text-properties fo:language="none" fo:country="none" style:font-name-asian="Georgia" style:language-asian="none" style:country-asian="none" style:font-name-complex="Georgia" style:language-complex="none" style:country-complex="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Church Without Holiness</text:p>
      <text:p text:style-name="P4"/>
      <text:p text:style-name="P3"><text:span text:style-name="T1">Read:</text:span> Revelation 2 &amp; 3</text:p>
      <text:p text:style-name="P3"><text:s/></text:p>
      <text:p text:style-name="P3"><text:span text:style-name="T1">Text:</text:span> Hebrews 12:14 "Follow peace with all men, and holiness, without which no man shall see the Lord:"</text:p>
      <text:p text:style-name="P1"><text:span text:style-name="T2">I Peter 1:15-16 “But as he which hath called you is holy, so be ye holy in all manner of conversation; Because it is written, Be ye holy; for I am holy.”</text:span></text:p>
      <text:p text:style-name="P3"/>
      <text:p text:style-name="P3"><text:span text:style-name="T1">Introduction: </text:span>Holiness: What is it? Is it a set of rules that must be obeyed if we are to be finally saved? or is it another word for the lifestyle that will influence others for Christ.? </text:p>
      <text:p text:style-name="P3"><text:s text:c="2"/>News reports exposed a pedophilia scandal in the Catholic Church. A mega-church pastor is exposed as a homosexual while another is caught with a prostitute. With all the gains in civil rights we still have (for the most part) segregated churches on Sunday mornings. Some see the answer as simply electing the right leaders only to discover that they too are immoral, dishonest and willing to be bribed. </text:p>
      <text:p text:style-name="P3"><text:s text:c="2"/>The church (in general) seems to be as self centered as the singer who sang: “It’s hard to be humble when you’re perfect in every way.” We look for churches that have programs to meet our personal perceived needs. We do not see belonging to a church as a ministry but rather as a ware-house that we can stock our own shelves from. We look for a church that has age appropriate classes for our children and a preacher who tickles our ears and soothes our guilty consciences. We want a lively musical program and social programs to provide the right amount of fellowship. </text:p>
      <text:p text:style-name="P3"/>
      <text:p text:style-name="P3"><text:span text:style-name="T1">I. Holiness is the heart of the Christian life.</text:span> It is God’s purpose that we be “conformed to the image of His son” (Romans 8:29). We are to become holy like Christ. Holiness is the natural outcome of a life that is walking in synch with God.</text:p>
      <text:p text:style-name="P3"><text:s text:c="2"/>When Jesus revealed the law in two commands: “Love the Lord God and love your neighbor as yourself;” (Luke 10:27) He was summarizing what holiness is. There is not a man or woman alive that can carefully follow those commands without becoming holy inside as well as outside.</text:p>
      <text:p text:style-name="P3"/>
      <text:p text:style-name="P3"><text:span text:style-name="T1">II. Holiness is living to please God.</text:span> Romans 12:1 "I beseech you therefore, brethren, by the mercies of God, that ye present your bodies a living sacrifice, holy, acceptable unto God, which is your reasonable service." It is subjugating my desires and choosing to please God that I find it becomes easier to live a life of service. As we drive down the road we see sign after sign of people that want our vote in November. If you asked them what they do they would call it public service. What these candidates are asking you to do is to vote for them to (?) become your public servant? (?) Many of these people spend thousands of dollars just so they can go to the office on Monday and serve you? It is hard for me to believe that they even care about me at all. A life of public service is what Mother Teresa did in Calcutta. You show me a person with holiness inside and I’ll show you someone who can’t be stopped from serving the people around them.</text:p>
      <text:p text:style-name="P3"/>
      <text:p text:style-name="P3"><text:span text:style-name="T1">III. Holiness is something that you can do.</text:span> God does not command behavior that we cannot do. Holiness begins with a recognition of who God is and then contrasting that with who we are. That brings us to the act of repentance. As I see God’s pure perfection and my absolute in-ability to live without sin I am brought to my knees in repentance.</text:p>
      <text:p text:style-name="P3"><text:s text:c="2"/><text:span text:style-name="T1">Confession and repentance</text:span> can be costly. We’ve heard about several people who turned themselves into the authorities after genuine repent-ance as a result of watching: “The Passion of Christ.”</text:p>
      <text:p text:style-name="P3"><text:s text:c="2"/><text:span text:style-name="T1">Changing the things that we love</text:span> is a decision that is made only by one who is truly repentant and desperate to please another king. Every-thing within me screams against self-discipline. I know of no one who relishes discipline and to place restrictions on myself is contrary to every-thing this self-centered sinner lives for. True holiness is thinking more of God and others than I think of myself.</text:p>
      <text:p text:style-name="P3"><text:s text:c="2"/><text:span text:style-name="T1">Caring for others</text:span> is the natural result of self-sacrifice. Self-sacrifice is expressed best in the things that we do for others. James 1:27 says: "Pure religion and undefiled before God and the Father is this, To visit the fatherless and widows in their affliction, and to keep himself un-spotted from the world." When Flannery O’Connor was asked how to experience God’s love, she replied: “Give alms.” You can best experience God in doing what God would do. </text:p>
      <text:p text:style-name="P3"/>
      <text:p text:style-name="P3"><text:span text:style-name="T1">Conclude:</text:span> the title of this sermon is an oxymoron. “The Church Without Holiness” is not possible. When we are not practicing holiness is when we can no longer legitimately call ourselves: “The Church of Jesus Christ.”</text:p>
      <text:p text:style-name="P3"><text:s text:c="2"/>How does an unholy man become a holy man of God? First, of course, he must receive a removal of sin by trusting in Christ; only then will he be able to behave in such a way as to represent the holiness of Chr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itle" style:family="paragraph" style:parent-style-name="Standard" style:next-style-name="Subtitle" style:class="chapter">
      <style:paragraph-properties fo:text-align="center" style:justify-single-word="false"/>
      <style:text-properties fo:font-size="14pt"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he Church Without Holiness</dc:title>
    <meta:initial-creator>Joel Tice</meta:initial-creator>
    <meta:creation-date>2008-04-12T21:14:00</meta:creation-date>
    <dc:creator>j </dc:creator>
    <dc:date>2020-05-26T12:00:58.11</dc:date>
    <meta:editing-cycles>6</meta:editing-cycles>
    <meta:editing-duration>PT7H44M30S</meta:editing-duration>
    <meta:generator>OpenOffice/4.1.3$Win32 OpenOffice.org_project/413m1$Build-9783</meta:generator>
    <meta:document-statistic meta:table-count="0" meta:image-count="0" meta:object-count="0" meta:page-count="1" meta:paragraph-count="17" meta:word-count="861" meta:character-count="4773"/>
  </office:meta>
</office:document-meta>
</file>